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1.148cm" fo:margin-left="1.334cm" table:align="left" style:writing-mode="lr-tb"/>
    </style:style>
    <style:style style:name="Tabela1.A" style:family="table-column">
      <style:table-column-properties style:column-width="3.845cm"/>
    </style:style>
    <style:style style:name="Tabela1.B" style:family="table-column">
      <style:table-column-properties style:column-width="3.674cm"/>
    </style:style>
    <style:style style:name="Tabela1.C" style:family="table-column">
      <style:table-column-properties style:column-width="3.628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5.639cm" fo:margin-left="1.071cm" table:align="left" style:writing-mode="lr-tb"/>
    </style:style>
    <style:style style:name="Tabela2.A" style:family="table-column">
      <style:table-column-properties style:column-width="3.073cm"/>
    </style:style>
    <style:style style:name="Tabela2.B" style:family="table-column">
      <style:table-column-properties style:column-width="1.736cm"/>
    </style:style>
    <style:style style:name="Tabela2.C" style:family="table-column">
      <style:table-column-properties style:column-width="4.535cm"/>
    </style:style>
    <style:style style:name="Tabela2.D" style:family="table-column">
      <style:table-column-properties style:column-width="3.224cm"/>
    </style:style>
    <style:style style:name="Tabela2.E" style:family="table-column">
      <style:table-column-properties style:column-width="3.071cm"/>
    </style:style>
    <style:style style:name="Tabela2.1" style:family="table-row">
      <style:table-row-properties fo:keep-together="auto"/>
    </style:style>
    <style:style style:name="Tabel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E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3"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Header">
      <style:text-properties fo:language="pt" fo:country="BR"/>
    </style:style>
    <style:style style:name="P6" style:family="paragraph" style:parent-style-name="Standard">
      <style:paragraph-properties fo:margin-left="0cm" fo:margin-right="0.635cm" fo:text-indent="0cm" style:auto-text-indent="false"/>
      <style:text-properties fo:language="pt" fo:country="BR"/>
    </style:style>
    <style:style style:name="P7" style:family="paragraph" style:parent-style-name="Footer">
      <style:text-properties fo:language="pt" fo:country="BR"/>
    </style:style>
    <style:style style:name="P8"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fo:font-weight="bold" style:font-size-asian="10pt" style:font-weight-asian="bold" style:font-name-complex="Arial1" style:language-complex="ar" style:country-complex="SA" style:font-style-complex="italic"/>
    </style:style>
    <style:style style:name="P9"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style:font-size-asian="10pt" style:font-size-complex="10pt" style:language-complex="ar" style:country-complex="SA"/>
    </style:style>
    <style:style style:name="P10"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officeooo:rsid="0016c5b1" officeooo:paragraph-rsid="0016c5b1" style:font-size-asian="10pt" style:font-size-complex="10pt" style:language-complex="ar" style:country-complex="SA"/>
    </style:style>
    <style:style style:name="P11" style:family="paragraph" style:parent-style-name="Normal_20__28_Web_29_">
      <style:paragraph-properties fo:margin-left="0cm" fo:margin-right="0.079cm" fo:margin-top="0.176cm" fo:margin-bottom="0.079cm" loext:contextual-spacing="false" fo:text-indent="0cm" style:auto-text-indent="false" style:snap-to-layout-grid="false"/>
      <style:text-properties style:font-name="Arial1" fo:font-size="10pt" fo:language="pt" fo:country="BR" officeooo:rsid="0016c5b1" officeooo:paragraph-rsid="0016c5b1" style:font-size-asian="10pt" style:font-size-complex="10pt" style:language-complex="ar" style:country-complex="SA"/>
    </style:style>
    <style:style style:name="P12" style:family="paragraph" style:parent-style-name="Heading">
      <style:text-properties style:font-name="Arial1" fo:language="pt" fo:country="BR" style:language-complex="ar" style:country-complex="SA"/>
    </style:style>
    <style:style style:name="P13" style:family="paragraph" style:parent-style-name="Heading" style:master-page-name="Standard">
      <style:paragraph-properties style:page-number="auto"/>
      <style:text-properties style:font-name="Arial1" fo:language="en" fo:country="US" officeooo:rsid="0016c5b1" officeooo:paragraph-rsid="0016c5b1" style:language-complex="ar" style:country-complex="SA"/>
    </style:style>
    <style:style style:name="P14" style:family="paragraph" style:parent-style-name="InfoBlue">
      <style:text-properties style:font-name="Arial1" fo:language="pt" fo:country="BR" style:language-complex="ar" style:country-complex="SA"/>
    </style:style>
    <style:style style:name="P15" style:family="paragraph" style:parent-style-name="InfoBlue">
      <style:text-properties style:font-name="Arial1" fo:language="pt" fo:country="BR" officeooo:rsid="001a98ac" officeooo:paragraph-rsid="001a98ac" style:language-complex="ar" style:country-complex="SA"/>
    </style:style>
    <style:style style:name="P16" style:family="paragraph" style:parent-style-name="InfoBlue">
      <style:paragraph-properties fo:margin-left="0cm" fo:margin-right="0cm" fo:text-indent="0cm" style:auto-text-indent="false"/>
      <style:text-properties fo:color="#000000" style:font-name="Arial1" fo:language="pt" fo:country="BR" officeooo:rsid="0016c5b1" officeooo:paragraph-rsid="0016c5b1" style:language-complex="ar" style:country-complex="SA"/>
    </style:style>
    <style:style style:name="P17" style:family="paragraph" style:parent-style-name="Text_20_body" style:list-style-name="WWNum12">
      <style:paragraph-properties fo:text-align="justify" style:justify-single-word="false"/>
      <style:text-properties style:font-name="Arial1" officeooo:paragraph-rsid="0016c5b1"/>
    </style:style>
    <style:style style:name="P18" style:family="paragraph" style:parent-style-name="Text_20_body" style:list-style-name="WW8Num2">
      <style:paragraph-properties fo:margin-top="0.106cm" fo:margin-bottom="0.212cm" loext:contextual-spacing="false"/>
      <style:text-properties style:font-name="Arial1" fo:language="pt" fo:country="BR" officeooo:paragraph-rsid="0018c146" style:language-complex="ar" style:country-complex="SA"/>
    </style:style>
    <style:style style:name="P19" style:family="paragraph" style:parent-style-name="Text_20_body" style:list-style-name="WW8Num2">
      <style:paragraph-properties fo:margin-top="0.106cm" fo:margin-bottom="0.212cm" loext:contextual-spacing="false"/>
      <style:text-properties style:font-name="Arial1" fo:language="pt" fo:country="BR" officeooo:rsid="0018c146" officeooo:paragraph-rsid="0018c146" style:language-complex="ar" style:country-complex="SA"/>
    </style:style>
    <style:style style:name="P20"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fo:font-weight="bold" style:font-weight-asian="bold" style:font-name-complex="Arial1" style:language-complex="ar" style:country-complex="SA" style:font-weight-complex="bold"/>
    </style:style>
    <style:style style:name="P21"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style:language-complex="ar" style:country-complex="SA"/>
    </style:style>
    <style:style style:name="P22" style:family="paragraph" style:parent-style-name="Text_20_body">
      <style:paragraph-properties fo:margin-left="0cm" fo:margin-right="0cm" fo:text-align="justify" style:justify-single-word="false" fo:text-indent="0cm" style:auto-text-indent="false"/>
      <style:text-properties style:font-name="Arial1" officeooo:paragraph-rsid="0016c5b1"/>
    </style:style>
    <style:style style:name="P23" style:family="paragraph" style:parent-style-name="Text_20_body">
      <style:paragraph-properties fo:margin-left="0cm" fo:margin-right="0cm" fo:text-align="justify" style:justify-single-word="false" fo:text-indent="0cm" style:auto-text-indent="false"/>
      <style:text-properties style:font-name="Arial1" fo:language="pt" fo:country="BR" officeooo:rsid="0016c5b1" officeooo:paragraph-rsid="0016c5b1"/>
    </style:style>
    <style:style style:name="P24" style:family="paragraph" style:parent-style-name="Text_20_body">
      <style:paragraph-properties fo:margin-left="0cm" fo:margin-right="0cm" fo:text-align="justify" style:justify-single-word="false" fo:text-indent="0cm" style:auto-text-indent="false"/>
      <style:text-properties style:font-name="Arial1" fo:language="pt" fo:country="BR" officeooo:paragraph-rsid="0016c5b1"/>
    </style:style>
    <style:style style:name="P25" style:family="paragraph" style:parent-style-name="Standard">
      <style:text-properties officeooo:rsid="0016c5b1" officeooo:paragraph-rsid="0016c5b1"/>
    </style:style>
    <style:style style:name="P26" style:family="paragraph" style:parent-style-name="Standard">
      <style:text-properties style:font-name="Arial1" fo:language="pt" fo:country="BR" style:language-complex="ar" style:country-complex="SA"/>
    </style:style>
    <style:style style:name="P27" style:family="paragraph" style:parent-style-name="Standard">
      <style:text-properties officeooo:rsid="0018c146"/>
    </style:style>
    <style:style style:name="P28" style:family="paragraph" style:parent-style-name="Standard">
      <style:paragraph-properties fo:margin-top="0.423cm" fo:margin-bottom="0.106cm" loext:contextual-spacing="false"/>
      <style:text-properties officeooo:rsid="0016c5b1" officeooo:paragraph-rsid="0016c5b1"/>
    </style:style>
    <style:style style:name="P29" style:family="paragraph" style:parent-style-name="Heading_20_1">
      <style:text-properties style:font-name="Arial1" fo:language="pt" fo:country="BR" style:language-complex="ar" style:country-complex="SA"/>
    </style:style>
    <style:style style:name="P30" style:family="paragraph" style:parent-style-name="Heading_20_1">
      <style:paragraph-properties fo:margin-top="0.423cm" fo:margin-bottom="0.106cm" loext:contextual-spacing="false"/>
      <style:text-properties style:font-name="Arial1" fo:language="pt" fo:country="BR" style:language-complex="ar" style:country-complex="SA"/>
    </style:style>
    <style:style style:name="T1" style:family="text">
      <style:text-properties style:font-name="Symbol"/>
    </style:style>
    <style:style style:name="T2" style:family="text">
      <style:text-properties fo:language="pt" fo:country="BR"/>
    </style:style>
    <style:style style:name="T3" style:family="text">
      <style:text-properties fo:language="pt" fo:country="BR" officeooo:rsid="0016c5b1"/>
    </style:style>
    <style:style style:name="T4" style:family="text">
      <style:text-properties officeooo:rsid="0016c5b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rial1" fo:language="pt" fo:country="BR" style:language-complex="ar" style:country-complex="SA"/>
    </style:style>
    <style:style style:name="T8" style:family="text">
      <style:text-properties style:font-name="Arial1" fo:language="pt" fo:country="BR" officeooo:rsid="001a98ac" style:language-complex="ar" style:country-complex="SA"/>
    </style:style>
    <style:style style:name="T9" style:family="text">
      <style:text-properties style:font-name="Arial1" fo:language="pt" fo:country="BR" officeooo:rsid="0018c146" style:language-complex="ar" style:country-complex="SA"/>
    </style:style>
    <style:style style:name="T10" style:family="text">
      <style:text-properties fo:color="#333333"/>
    </style:style>
    <style:style style:name="T11" style:family="text">
      <style:text-properties style:language-complex="ar" style:country-complex="SA"/>
    </style:style>
    <style:style style:name="T12" style:family="text">
      <style:text-properties officeooo:rsid="0016c5b1" style:language-complex="ar" style:country-complex="SA"/>
    </style:style>
    <style:style style:name="T13" style:family="text">
      <style:text-properties officeooo:rsid="001c43d0" style:language-complex="ar" style:country-complex="SA"/>
    </style:style>
    <style:style style:name="T14" style:family="text">
      <style:text-properties officeooo:rsid="0018c146"/>
    </style:style>
    <style:style style:name="T1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r Management Project</text:p>
      <text:p text:style-name="P12">Plano de Projeto</text:p>
      <text:p text:style-name="P26"/>
      <text:list xml:id="list5386707612626107224" text:style-name="WW8Num8">
        <text:list-item>
          <text:h text:style-name="P29" text:outline-level="1">Introdução</text:h>
        </text:list-item>
      </text:list>
      <text:p text:style-name="P16"><text:tab/><text:span text:style-name="T10">Este é um guia com todo o planejamento para a execução do CMProject</text:span></text:p>
      <text:list xml:id="list151741053771733" text:continue-numbering="true" text:style-name="WW8Num8">
        <text:list-item>
          <text:h text:style-name="P29" text:outline-level="1">Organização do Projeto</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Membro da Equipe</text:p>
          </table:table-cell>
          <table:table-cell table:style-name="Tabela1.A1" office:value-type="string">
            <text:p text:style-name="P8">Papel A</text:p>
          </table:table-cell>
          <table:table-cell table:style-name="Tabela1.C1" office:value-type="string">
            <text:p text:style-name="P8">Papel B</text:p>
          </table:table-cell>
        </table:table-row>
        <table:table-row table:style-name="Tabela1.1">
          <table:table-cell table:style-name="Tabela1.A2" office:value-type="string">
            <text:p text:style-name="P10">Tarcísio Deschamps</text:p>
          </table:table-cell>
          <table:table-cell table:style-name="Tabela1.B2" office:value-type="string">
            <text:p text:style-name="P10">Engenheiro de Software</text:p>
          </table:table-cell>
          <table:table-cell table:style-name="Tabela1.C2" office:value-type="string">
            <text:p text:style-name="P11">Analista de Requisitos</text:p>
          </table:table-cell>
        </table:table-row>
        <table:table-row table:style-name="Tabela1.1">
          <table:table-cell table:style-name="Tabela1.A3" office:value-type="string">
            <text:p text:style-name="P10">Italo Carlos</text:p>
          </table:table-cell>
          <table:table-cell table:style-name="Tabela1.B3" office:value-type="string">
            <text:p text:style-name="P11">Engenheiro de Testes</text:p>
          </table:table-cell>
          <table:table-cell table:style-name="Tabela1.C3" office:value-type="string">
            <text:p text:style-name="P10">Engenheiro de Software</text:p>
          </table:table-cell>
        </table:table-row>
        <table:table-row table:style-name="Tabela1.1">
          <table:table-cell table:style-name="Tabela1.A4" office:value-type="string">
            <text:p text:style-name="P10">Jarley Nóbrega</text:p>
          </table:table-cell>
          <table:table-cell table:style-name="Tabela1.B4" office:value-type="string">
            <text:p text:style-name="P10">Stakeholder</text:p>
          </table:table-cell>
          <table:table-cell table:style-name="Tabela1.C4" office:value-type="string">
            <text:p text:style-name="P9">X</text:p>
          </table:table-cell>
        </table:table-row>
      </table:table>
      <text:list xml:id="list151741745924970" text:continue-numbering="true" text:style-name="WW8Num8">
        <text:list-item>
          <text:h text:style-name="P30" text:outline-level="1">Processo de Desenvolvimento e Métodos de Acompanhamento</text:h>
        </text:list-item>
      </text:list>
      <text:p text:style-name="P28"><text:span text:style-name="T7"><text:tab/>O ciclo de vida do projeto será desenvolvido através do processo OpenUP, cuja instancia do processo pode ser encontrada em </text:span><text:a xlink:type="simple" xlink:href="http://processo.jarley.com/" text:style-name="Internet_20_link" text:visited-style-name="Visited_20_Internet_20_Link"><text:span text:style-name="T7">http://processo.jarley.com</text:span></text:a><text:span text:style-name="T7">.</text:span></text:p>
      <text:p text:style-name="P22"><text:span text:style-name="T2"><text:tab/>O desenvolvimento se</text:span><text:span text:style-name="T3">rá realizado </text:span><text:span text:style-name="T2">em 4 fases: Concepção, Elaboração, Construção e Transição, com as seguintes disciplinas e artefatos:</text:span></text:p>
      <text:list xml:id="list4834050471072708868" text:style-name="WWNum12">
        <text:list-item>
          <text:p text:style-name="P17"><text:span text:style-name="T2">Planejamento: Plano de Projeto, da Lista de Itens de Trabalho e dos Planos de Iteração.</text:span></text:p>
        </text:list-item>
        <text:list-item>
          <text:p text:style-name="P17"><text:span text:style-name="T2">Requisitos: Documento de Visão e Especificação de Casos de Uso.</text:span></text:p>
        </text:list-item>
        <text:list-item>
          <text:p text:style-name="P17"><text:span text:style-name="T2">Design: Projeto da Arquitetura, Diagramas UML.</text:span></text:p>
        </text:list-item>
        <text:list-item>
          <text:p text:style-name="P17"><text:span text:style-name="T2">Código: Repositório local de código-fonte do projeto. Inclui scripts, arquivos de configuração, etc.</text:span></text:p>
        </text:list-item>
        <text:list-item>
          <text:p text:style-name="P17"><text:span text:style-name="T2">Testes: Especificação de Casos de Testes e Planilha de Execução de Testes.</text:span></text:p>
        </text:list-item>
        <text:list-item>
          <text:p text:style-name="P17"><text:span text:style-name="T2">Distribuição: Arquivos binários para distribuição e instalação do produto.</text:span></text:p>
        </text:list-item>
      </text:list>
      <text:p text:style-name="P23"><text:span text:style-name="T11"><text:tab/></text:span></text:p>
      <text:p text:style-name="P24"><text:span text:style-name="T12"><text:tab/>O acompanhamento do projeto será feito diariamente através do repositório, e com reuniões através do </text:span><text:span text:style-name="T13">S</text:span><text:span text:style-name="T12">kype entre os membros da equipe.</text:span></text:p>
      <text:list xml:id="list151741587788522" text:continue-list="list151741745924970" text:style-name="WW8Num8">
        <text:list-item>
          <text:h text:style-name="P29" text:outline-level="1">Objetivos e Marcos do Projeto </text:h>
        </text:list-item>
      </text:list>
      <text:p text:style-name="P14"/>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0">Fase</text:p>
          </table:table-cell>
          <table:table-cell table:style-name="Tabela2.A1" office:value-type="string">
            <text:p text:style-name="P20">Iteração</text:p>
          </table:table-cell>
          <table:table-cell table:style-name="Tabela2.A1" office:value-type="string">
            <text:p text:style-name="P21"><text:span text:style-name="T5">Objetivos Primários </text:span><text:span text:style-name="T6">(riscos e cenários de casos de uso)</text:span></text:p>
          </table:table-cell>
          <table:table-cell table:style-name="Tabela2.A1" office:value-type="string">
            <text:p text:style-name="P20">Início Programado ou Marco</text:p>
          </table:table-cell>
          <table:table-cell table:style-name="Tabela2.E1" office:value-type="string">
            <text:p text:style-name="P20">Velocidade Alvo</text:p>
          </table:table-cell>
        </table:table-row>
        <table:table-row table:style-name="Tabela2.1">
          <table:table-cell table:style-name="Tabela2.A2" office:value-type="string">
            <text:p text:style-name="P21">Concepção</text:p>
          </table:table-cell>
          <table:table-cell table:style-name="Tabela2.B2" office:value-type="string">
            <text:p text:style-name="P21">I1</text:p>
          </table:table-cell>
          <table:table-cell table:style-name="Tabela2.C2" office:value-type="string">
            <text:p text:style-name="P21">Objetivo</text:p>
            <text:list xml:id="list3881447968731006731" text:style-name="WW8Num2">
              <text:list-item>
                <text:p text:style-name="P18"><text:span text:style-name="T14">Determinar escopo do projeto</text:span></text:p>
              </text:list-item>
              <text:list-item>
                <text:p text:style-name="P19"><text:soft-page-break/>Definir a visão, os riscos e lista de itens.</text:p>
              </text:list-item>
              <text:list-item>
                <text:p text:style-name="P19">Mitigar os Risco </text:p>
              </text:list-item>
              <text:list-item>
                <text:p text:style-name="P19">Definir arquitetura.</text:p>
              </text:list-item>
              <text:list-item>
                <text:p text:style-name="P19">Implementar protótipos</text:p>
              </text:list-item>
              <text:list-item>
                <text:p text:style-name="P18"><text:span text:style-name="T14">Definir os requisitos</text:span></text:p>
              </text:list-item>
            </text:list>
          </table:table-cell>
          <table:table-cell table:style-name="Tabela2.D2" office:value-type="string">
            <text:p text:style-name="P21">Período</text:p>
            <text:p text:style-name="P21">02/0<text:span text:style-name="T14">3</text:span>/201<text:span text:style-name="T14">5</text:span> a <text:span text:style-name="T14">27</text:span>/0<text:span text:style-name="T14">4</text:span>/201<text:span text:style-name="T14">5</text:span></text:p>
          </table:table-cell>
          <table:table-cell table:style-name="Tabela2.E2" office:value-type="string">
            <text:p text:style-name="P21">15</text:p>
          </table:table-cell>
        </table:table-row>
        <table:table-row table:style-name="Tabela2.1">
          <table:table-cell table:style-name="Tabela2.A3" office:value-type="string">
            <text:p text:style-name="P21"/>
          </table:table-cell>
          <table:table-cell table:style-name="Tabela2.B3" office:value-type="string">
            <text:p text:style-name="P21"/>
          </table:table-cell>
          <table:table-cell table:style-name="Tabela2.C3" office:value-type="string">
            <text:p text:style-name="P21"/>
          </table:table-cell>
          <table:table-cell table:style-name="Tabela2.D3" office:value-type="string">
            <text:p text:style-name="P21"/>
          </table:table-cell>
          <table:table-cell table:style-name="Tabela2.E3" office:value-type="string">
            <text:p text:style-name="P21"/>
          </table:table-cell>
        </table:table-row>
      </table:table>
      <text:p text:style-name="P26"/>
      <text:p text:style-name="P26"/>
      <text:list xml:id="list151741657408851" text:continue-list="list151741587788522" text:style-name="WW8Num8">
        <text:list-item>
          <text:h text:style-name="P29" text:outline-level="1">Deployment e Distribuição</text:h>
        </text:list-item>
      </text:list>
      <text:p text:style-name="Standard"><text:span text:style-name="T7"/></text:p>
      <text:p text:style-name="P27"><text:span text:style-name="T7"><text:tab/>A distribuição do CMProject será realizada através de atualização do sistema nos servidores da aplicação sempre que uma nova versão estiver disponível, devendo esta atualização manter todos os dados que continham anteriormente armazenados na base de dados.</text:span></text:p>
      <text:p text:style-name="Standard"><text:span text:style-name="T9"><text:tab/>O sistema será desenvolvido </text:span><text:span text:style-name="T8">através da licença GNU GPL, com seu código fonte disponibilizado através do </text:span><text:a xlink:type="simple" xlink:href="http://www.github.com/tdex/cmproject" text:style-name="Internet_20_link" text:visited-style-name="Visited_20_Internet_20_Link"><text:span text:style-name="T8">Github</text:span></text:a><text:span text:style-name="T8">.</text:span></text:p>
      <text:p text:style-name="Standard"><text:span text:style-name="T8"/></text:p>
      <text:list xml:id="list151741536285263" text:continue-numbering="true" text:style-name="WW8Num8">
        <text:list-item>
          <text:h text:style-name="P29" text:outline-level="1">Lições Aprendidas</text:h>
        </text:list-item>
      </text:list>
      <text:p text:style-name="P15">N/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8" style:class="text">
      <style:paragraph-properties fo:margin-top="0.212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loext: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loext: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loext:contextual-spacing="false" fo:keep-together="always"/>
    </style:style>
    <style:style style:name="Blockquote" style:family="paragraph" style:parent-style-name="Standard">
      <style:paragraph-properties fo:margin-left="0.635cm" fo:margin-right="0.635cm" fo:margin-top="0.176cm" fo:margin-bottom="0.176cm" loext: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loext: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style-asian="italic" style:font-style-complex="italic"/>
    </style:style>
    <style:style style:name="Texto_20_de_20_comentário" style:display-name="Texto de comentário"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Texto_20_de_20_comentário" style:next-style-name="Texto_20_de_20_comentário">
      <style:paragraph-properties style:line-height-at-least="0.423cm" fo:orphans="0" fo:widows="0"/>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grame" style:family="text" style:parent-style-name="Fonte_20_parág._20_padrão"/>
    <style:style style:name="spelle"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ListLabel_20_3" style:display-name="ListLabel 3" style:family="text">
      <style:text-properties style:font-name-complex="Courier New3"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officeooo:rsid="0016c5b1" officeooo:paragraph-rsid="0016c5b1"/>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fo:language="pt" fo:country="BR"/>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text-properties fo:language="pt" fo:country="BR"/>
    </style:style>
    <style:style style:name="MP6" style:family="paragraph" style:parent-style-name="Standard">
      <style:paragraph-properties fo:text-align="center" style:justify-single-word="false"/>
    </style:style>
    <style:style style:name="MP7" style:family="paragraph" style:parent-style-name="Standard">
      <style:paragraph-properties fo:text-align="end" style:justify-single-word="false"/>
    </style:style>
    <style:style style:name="MP8" style:family="paragraph" style:parent-style-name="Footer">
      <style:text-properties fo:language="pt" fo:country="BR"/>
    </style:style>
    <style:style style:name="MT1" style:family="text">
      <style:text-properties officeooo:rsid="0016c5b1"/>
    </style:style>
    <style:style style:name="MT2" style:family="text">
      <style:text-properties style:font-name="Symbol"/>
    </style:style>
    <style:style style:name="MT3" style:family="text">
      <style:text-properties fo:language="pt" fo:country="BR"/>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year number:style="long"/>
    </number:date-style>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Car Management Project</text:p>
            </table:table-cell>
            <table:table-cell table:style-name="Tabela4.B1" office:value-type="string">
              <text:p text:style-name="MP2"><text:s/></text:p>
            </table:table-cell>
          </table:table-row>
          <table:table-row table:style-name="Tabela4.1">
            <table:table-cell table:style-name="Tabela4.A1" office:value-type="string">
              <text:p text:style-name="MP3">Plano de Projeto</text:p>
            </table:table-cell>
            <table:table-cell table:style-name="Tabela4.B1" office:value-type="string">
              <text:p text:style-name="MP3"><text:s text:c="2"/>Data: <text:span text:style-name="MT1">21</text:span>/<text:span text:style-name="MT1">03</text:span>/<text:span text:style-name="MT1">2015</text:span></text:p>
            </table:table-cell>
          </table:table-row>
        </table:table>
        <text:p text:style-name="MP4"/>
      </style:header>
      <style:footer>
        <table:table table:name="Tabela3" table:style-name="Tabela3">
          <table:table-column table:style-name="Tabela3.A" table:number-columns-repeated="3"/>
          <table:table-row table:style-name="Tabela3.1">
            <table:table-cell table:style-name="Tabela3.A1" office:value-type="string">
              <text:p text:style-name="MP5">Livre Distribuição</text:p>
            </table:table-cell>
            <table:table-cell table:style-name="Tabela3.A1" office:value-type="string">
              <text:p text:style-name="MP6"><text:span text:style-name="MT2"></text:span><text:span text:style-name="MT3">MeuProjeto.net, </text:span><text:date style:data-style-name="N106" text:date-value="2015-03-21T15:17:39.801358426">2015</text:date></text:p>
            </table:table-cell>
            <table:table-cell table:style-name="Tabela3.A1" office:value-type="string">
              <text:p text:style-name="MP7"><text:span text:style-name="MT3">Página </text:span><text:span text:style-name="Page_20_Number"><text:page-number text:select-page="current">0</text:page-number></text:span><text:span text:style-name="Page_20_Number"><text:span text:style-name="MT3"> de </text:span></text:span><text:span text:style-name="Page_20_Number"><text:page-count style:num-format="1">2</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lt;&lt;Name&gt;&gt;</dc:subject>
    <meta:initial-creator>Tarcísio Deschamps Silva</meta:initial-creator>
    <meta:creation-date>2015-03-21T14:24:24.862874151</meta:creation-date>
    <dc:creator>Tarcísio Deschamps Silva</dc:creator>
    <dc:date>2015-03-21T15:17:39.701266610</dc:date>
    <meta:editing-cycles>13</meta:editing-cycles>
    <meta:editing-duration>PT50M17S</meta:editing-duration>
    <meta:generator>LibreOffice/4.4.1.2$Linux_X86_64 LibreOffice_project/40m0$Build-2</meta:generator>
    <meta:document-statistic meta:table-count="4" meta:image-count="0" meta:object-count="0" meta:page-count="2" meta:paragraph-count="58" meta:word-count="330" meta:character-count="2118" meta:non-whitespace-character-count="1851"/>
  </office:meta>
</office:document-meta>
</file>